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c488" officeooo:paragraph-rsid="0010c488"/>
    </style:style>
    <style:style style:name="P2" style:family="paragraph" style:parent-style-name="Standard">
      <style:text-properties officeooo:rsid="0012d210" officeooo:paragraph-rsid="0012d210"/>
    </style:style>
    <style:style style:name="P3" style:family="paragraph" style:parent-style-name="Standard">
      <style:text-properties officeooo:paragraph-rsid="0015160c"/>
    </style:style>
    <style:style style:name="P4" style:family="paragraph" style:parent-style-name="Standard">
      <style:text-properties officeooo:rsid="0015160c" officeooo:paragraph-rsid="0015160c"/>
    </style:style>
    <style:style style:name="P5" style:family="paragraph" style:parent-style-name="Standard">
      <style:text-properties officeooo:rsid="00167b7a" officeooo:paragraph-rsid="00167b7a"/>
    </style:style>
    <style:style style:name="T1" style:family="text">
      <style:text-properties officeooo:rsid="0012d210"/>
    </style:style>
    <style:style style:name="T2" style:family="text">
      <style:text-properties officeooo:rsid="001516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심 신경 네트워크 모델은 최근 다양한 자연어 처리 (NLP) 작업 (Young, Hazarika, Poria, &amp; Cambria, 2017)에서 최첨단 성능 향상을 달성했습니다.<text:line-break/>그러나 이러한 이익은 많은 양의 주석이 달린 예제를 사용할 수 있는지에 달려 있으며, 그렇지 않은 경우 최첨단 성능을 거의 달성 할 수 없습니다.<text:line-break/>이는 의료 텍스트와 같이 주석이 달린 예제가 부족한 많은 NLP 필드에서 특히 불편합니다.<text:line-break/>이 상황에서 NLP 모델을 개선하기 위해 주석 처리 된 예제가 10 개만있을 때 명명 된 엔티티 인식 (NER) 작업의 5 가지 개선 사항을 평가합니다.<text:line-break/>(1) 사전 훈련 된 가중치를 이용한 계층 별 초기화,<text:line-break/>(2) 하이퍼 파라미터 튜닝,<text:line-break/>(3) 사전 훈련 데이터,<text:line-break/>(4) 사용자 정의 단어 포함 및<text:line-break/>(5) OOV (out of of vocabulary) 단어 최적화.<text:line-break/>실험 결과에 따르면 최첨단 모델로 달성 할 수있는 69.3 %의 F1 점수는 78.87 %로 향상 될 수 있습니다.</text:p>
      <text:p text:style-name="Standard"/>
      <text:p text:style-name="P1">1. Introduction</text:p>
      <text:p text:style-name="P1">전자 건강 기록 (EHR)은 일반의 (GP) 및 병원에서 환자의 병력을 구축하고 저장하는 데 사용되는 데이터베이스입니다 (O. A. Johnson, Fraser, Wyatt,<text:line-break/>&amp; Walley, 2014).<text:line-break/>이러한 기록에는 약물 투여 이유, 과거 질환 및 과거 치료 결과 등의 정보가 포함되어 있으며 이들은 의학 연구에서 경험적 자료의 가장 큰 출처이며 암과 같은 매우 관련성이 높은 질환에서 중요한 과학적 발견을 가능하게합니다 알츠하이머 병 (Perera, Khondoker, Broadbent, Breen, &amp; Stewart, 2014).<text:line-break/>그러나 이러한 EHR에 보관 된 대부분의 정보는 자연 언어의 형태로되어 통계 분석에 거의 접근 할 수 없게됩니다 (Murdoch &amp; Detsky, 2013).<text:line-break/>이 정보의 잠금을 해제하면 생물 의학 연구에 상당한 발전을 가져올 수 있습니다.</text:p>
      <text:p text:style-name="P1">규칙 기반 시스템은 추출 된 정보가 규칙적인 음성 패턴 (예 : ICD9와 같은 규제 의료 코드의 사례) (Karystianis et al., 2018)을 따르는 경우와 같이 간단한 상황에서는 의료 정보를 정확하고 정확하게 추출 할 수 있습니다.<text:line-break/>그러나 이러한 시스템은 복잡한 패턴 (예 : 증상 설명), 텍스트 패턴의 변형 (예 : 미국 영어와 영국식 영어) 또는 심하게 구조화 된 텍스트 (예 : 표준화 된 약어가 EHR에서 매우 일반적 임)에 잘 맞지 않습니다. EHR에서 발견되는 상황과 유사합니다.<text:line-break/>또한 규칙 기반 시스템을 설계하는 데는 시간이 많이 걸리고 전문적인 현장 지식이 필요합니다.<text:line-break/>이러한보다 복잡한 상황에서 기계 학습 (ML) 기반 방법은 일반 알고리즘을 기존 데이터로 조정하여 규칙 기반 방법을 능가합니다.<text:line-break/>가장 최근에, 신경망은 전통적인 규칙 기반 및 다른 ML 기반 방법이 실패한 복잡한 NLP 작업 (Young et al., 2017)에서 특히 성공적이었습니다 (Cambria &amp; White, 2014).<text:line-break/>예를 들어, 긴 단기 메모리 (LSTM) 유형의 반복적 인 신경망 (RNN)과 컨볼 루션 신경망 (CNN)의 조합이 NER 작업 기반의 새로운 최첨단 성능을 설정하는 데 성공적으로 적용되었습니다. CoNLL-2003 및 OntoNotes 5.0 데이터 (J. Chiu &amp; Nichols, 2016).</text:p>
      <text:p text:style-name="P1">신경 네트워크의 주된 한계는 많은 양의 주석이 달린 텍스트의 필요성에 있으며, 이는 특히 EHR에 적용하기에는 까다로운 내용입니다.<text:line-break/>즉, 의료용 NLP에 대해 공개적으로 사용 가능한 데이터 세트는 거의 없으며 NLP 작업 (예 : 문서 분류 또는 슬롯 채우기)에 대한 주석이 더 적습니다.<text:line-break/>이 데이터 세트 중에서 가장 잘 알려진 것은 MIMIC-III (A. E. W. Johnson et al., 2016)와 i2b2 (i2b2, 2018, p.2)입니다.<text:line-break/>따라서 매우 적은 주석 예제가있을 때 신경망의 성능을 향상시키는 것은 생물 의학 연구에서 최우선 순위로 남아있다.</text:p>
      <text:p text:style-name="P1">이 논문에서는 주석이 달린 예제가 거의 없을 때 신경망의 학습 능력에 대한 5 가지 순차적 개선 효과를 보여줍니다.<text:line-break/><text:soft-page-break/>우선 i2b2 2009의 NER 작업에서 성능을 최적화하는 목표를 설정하고 무작위로 선택된 주석 처리 된 방전 요약을 10 개만 사용합니다.<text:line-break/>최첨단 NER 아키텍처를 기준으로 (J. Chiu &amp; Nichols, 2016), 우리는이 목표에 대한 성능을 크게 향상시키는 여러 가지 개선 사항을 순차적으로 설계하고 적용합니다.<text:line-break/>이는베이스 라인에서 69.3 %에서 78.87 %로 성능을 향상시킵니다.</text:p>
      <text:p text:style-name="P1"/>
      <text:p text:style-name="P2">2. Methods</text:p>
      <text:p text:style-name="P2">2.1. Data</text:p>
      <text:p text:style-name="P2">여섯 가지 의료용 NER 데이터 세트가 사용되었습니다.<text:line-break/>하나는 목표 작업을 정의하므로 감독 교육 및 시험에 사용됩니다 (i2b2 2009).<text:line-break/>(i2b2 2010 및 i2b2 2012)의 가중치에 대한 사전 감독을위한 두 가지<text:line-break/>맞춤 단어 임베딩 (BioNLP-2016, MIMIC-III 및 UK CRIS)에 대한 감독되지 않은 훈련을 위해 3 개.<text:line-break/>또한 비 의학적 데이터 세트 (CoNLL-2003)는 감독 된 사전 체중 훈련에 사용되었습니다.<text:line-break/>감독 방식으로 사용 된 각 데이터 세트 (즉, i2b2 세트 및 CoNLL-2003)는 라벨로 적용되는 많은 수의 타겟 NER 카테고리를 제공했지만 (표 1 참조), 감독되지 않은 패션 원 주석으로 사용 된 데이터 세트에서는<text:line-break/>무시되었다 (표 2 참조).<text:line-break/>우리는 i2b2b 2009 데이터를 전체 교육 데이터 세트에서 추출한 무작위 샘플 10 개로 제한했습니다.<text:line-break/>통합 생물학 및 베드 사이드 (i2b2) 비영리 재단은 매년 NLP의 일련의 과제를 수행하여 주석이 달린 손으로 쓴 모든 디지털 사본을 출판합니다.<text:line-break/>신원 미상의 임상 기록.<text:line-break/>2009 년 i2b2 도전 과제는 Partners Healthcare (O. Uzuner, Solti, &amp; Cadag, 2010)의 확인되지 않은 퇴원 요약에서 약물 정보를 추출하는 데 중점을 둡니다.<text:line-break/>2010 i2b2 / VA Relations Challenge는 Partners Healthcare, Beth Israel Deaconess Medical Center 및 University of Pittsburgh Medical Center (2011 년 South, Uzuner, South, Shen 및 DuVall)의 퇴원 요약 및 진행 보고서를 사용했습니다.<text:line-break/>2012 년 i2b2 과제에는 파트너 헬스 케어 (Partners Healthcare) 및 베스 이스라엘 디코 누스 메디컬 센터 (Beth Israel Deaconess Medical Center)가 제공 한 문제, 테스트, 치료, 임상 부서, 증거 자료 (즉, 정보 출처를 나타내는 이벤트) 및 사건 (입원, 이동 등) (Sun, Rumshisky, &amp; Uzuner, 2013).<text:line-break/>자연 언어 학습 회의 (CoNLL)는 SIGNLL (ACL의 특별 관심사<text:line-break/>자연어 학습 그룹).<text:line-break/>CoNLL-2003은 이전의 세 그룹 (Sang &amp; De Meulder, 2003)에 속하지 않은 사람, 지사, 조직 및 기타 주체의 주석이 첨부 된 영어 뉴스 기사를 포함합니다.</text:p>
      <text:p text:style-name="P2"/>
      <text:p text:style-name="P2">BioNLP-2016은 PubMed Central Open Access 서브 세트 (PMC)와 PubMed (B. Chiu, Crichton, 그림 1의 char_dropout2)의 텍스트 데이터를 기반으로 단어 벡터를 제공하며, 드롭 율 0.5 Korhonen &amp; Pyysalo, 2016)</text:p>
      <text:p text:style-name="P2"/>
      <text:p text:style-name="P2">MIMIC III v1.4 데이터베이스는 매사추세츠 주 보스톤에있는 Beth Israel Deaconess Medical Center의 58,000 개의 중요한 진료 병원 기록으로 구성되어 있습니다 (A. E. W. Johnson 등, 2016).</text:p>
      <text:p text:style-name="P2">영국 CRIS는 영국 전역의 정신 건강 병원의 EHR에 대한 통제 된 접근을 허용하며, 그 중 약 50 만 건의 환자 기록 (Callard 외, 2014; Stewart et al., 2009)을 포함하는 Warneford Hospital의 Oxford 정신 건강 클리닉에 접근했습니다.<text:line-break/>이 데이터 세트는 영국 국립 보건 서비스 (NHS)에서 관리하며, 윤리적 승인 및 감사 프로세스 (https://crisnetwork.co/에서 자세한 정보 참조)를 통해서만 액세스 할 수 있습니다.</text:p>
      <text:p text:style-name="P2"/>
      <text:p text:style-name="P2">2.2 Baseline model</text:p>
      <text:p text:style-name="P2"><text:soft-page-break/>기본 모델은 CoNLL-2003 및 OntoNotes 5.0 텍스트 데이터 (J. Chiu &amp; Nichols, 2016)에 대한 최첨단 NER 아키텍처를 기반으로합니다.<text:line-break/>모델에는 문자 수준, 단어 수준 및 케이싱 입력의 세 가지 입력이 있습니다. 각 입력은 텍스트의 다른 측면을 인코딩합니다 (그림 1 참조).<text:line-break/>아키텍처는 이러한 세 개의 입력을 독립적으로 처리하기 시작한 다음 병합하여 추가 처리합니다.<text:line-break/>이 아키텍처는 수많은 원자 연산 또는 레이어를 통해 수행되며, 다음과 같이 설명됩니다.</text:p>
      <text:p text:style-name="P2"/>
      <text:p text:style-name="P2">• 문자 삽입 layer (그림 1의 char_input)는 가능한 97 자의 어휘를 U (-0.5,0.5)에서 무작위로 초기화 된 30 차원 임베딩으로 매핑합니다.<text:line-break/>배치 당 입력 샘플 수 (그림 1의 b)와 샘플 당 단어 수 ( 'w')는 배치마다 다릅니다.<text:line-break/>단어 당 최대 문자 수 ( 'c')는 52 자입니다.</text:p>
      <text:p text:style-name="P2"/>
      <text:p text:style-name="P2">• 드롭 율이 0.5 인 드롭 아웃 레이어 (그림 1의 char_dropout1 및 char_dropout2)는 문자 수준 입력에 적용되어 지나친 조정의 위험을 완화합니다.</text:p>
      <text:p text:style-name="P2"/>
      <text:p text:style-name="P2">• 1D 길쌈 레이어 (char_conv)는 폭 3의 30 개 커널로 1 차원 문자 입력을 처리합니다.<text:line-break/>이 계층 다음에는 창 크기 52와 스트라이드 52의 1d maxpool 조작 (char_maxpool)이 있으며 문자 크기를 효과적으로 크기 1로 컴파일합니다.<text:line-break/>커널은 Glorot uniform distribution (Glorot &amp; Bengio, 2010)에서 그리기로 초기화됩니다.<text:line-break/>바이어스 항은 0으로 초기화됩니다.</text:p>
      <text:p text:style-name="P2"/>
      <text:p text:style-name="P3"><text:span text:style-name="T1">• 워드 임베딩 레이어 (words_input)는 'V w'단어의 어휘를 50 차원 임베딩에 매핑합니다.<text:line-break/>달리 명시하지 않는 한, 우리는 6B 토큰 (Pennington, Socher, &amp; Manning, 2014)과 함께 GloVE Wikipedia 2014 및 Gigaword 5 임베딩을 사용합니다.<text:line-break/>케이싱 임베딩 레이어 (케이싱 _ 인풋)는 'V ca'케이싱 타입의 어휘를 V ca 차원 임베딩에 매핑합니다.<text:line-break/>기본적으로 숫자, allLower,<text:line-break/>allUpper, 주로 영숫자 (단어의 문자의 50 % 이상이 숫자), initialUpper, contains_digit, padding 및 기타 (카테고리가 적용 가능하지 않은 경우)<text:line-break/>연결 계층 (merge_concatenate)은 처리 된 문자 수준 (샘플 입력 당 30 개의 차원 벡터), 단어 수준 (50 차원) 및 대소 문자 (V ca 차원)<text:line-break/>데이터를 80 + V ca 차원의 벡터로 변환합니다.<text:line-break/></text:span>양방향 LSTM (Schuster &amp; Paliwal, 1997) 레이어 (merge_BLSTM)는 이전에 연결된 데이터를 200 단위의 두 벡터로 변환합니다. 하나는 입력에 앞으로 및 다른 뒤로 순환을 적용합니다. 커널은 Glorot uniform distribution에서 그리기로 초기화됩니다 Glorot &amp; Bengio, 2010).<text:line-break/>바이어스 항은 0으로 초기화됩니다.<text:span text:style-name="T1"><text:line-break/></text:span>이 기본 모델에서 모든 매개 변수는 기본 매개 변수 (Keras 버전 2.2.0에 정의 된대로)를 사용하여 Nadam 최적화 알고리즘으로 교육되어 데이터를 64 개 배치로 나눕니다.<text:line-break/>기본 모델은 Keras 및 TensorFlow 라이브러리를 사용하여 Python으로 구현되며 https://github.com/mxhofer/Named-Entity-Recognition-BidirectionalLSTM-CNN-CoNLL에서 사용할 수 있습니다.</text:p>
      <text:p text:style-name="P3"/>
      <text:p text:style-name="P4">2.3. Single pre-training</text:p>
      <text:p text:style-name="P4">주석 처리 된 예제가 거의없는 컴퓨터 비전 작업에서 일반적으로 성공하는 접근 방법은 샘플을 사용할 수있는 다른 관련 작업에 대한 사전 교육으로 구성됩니다.<text:line-break/>예를 들어, 하나의 연구는 정지 이미지의 대형 분류 된 교육 코퍼스에 대한 사전 교육을 실시하고 비디오 인식을 위해 덜 깔끔하게 분류 된 이미지 코퍼스로 학습을 성공적으로 옮겼습니다 (Su, Chiu, Yeh, Huang, &amp; Hsu, 2014).<text:line-break/><text:soft-page-break/>이 사전 교육 접근 방식은 기본 아키텍처 성능을 향상시키기 위해 적용한 첫 번째 방법입니다.<text:line-break/>네트워크 매개 변수는 목표 작업 (i2b2 2010 및 i2b2 2012, 의학 텍스트)과 동일한 도메인에 속한 두 개의 서로 다른 NER 작업에 각각 별도로 사전 교육을 받았고 다른 도메인 (CoNLL-2003, 비 의학적 텍스트).<text:line-break/>세 가지 다른 초기화 전략을 비교했습니다. 사전 훈련 된 가중치로 모든 레이어 초기화. 오직 레이어 merge_BLSTM 초기화 (다른 레이어들은 무작위로 초기화 됨); 과<text:line-break/>merge_BLSTM 이외의 모든 것을 초기화합니다 (merge_BLSTM은 무작위로 초기화됩니다).<text:line-break/>모든 경우에, words_input의 삽입은 훈련되지 않고 GloVE의 값으로 동결됩니다.</text:p>
      <text:p text:style-name="P4"/>
      <text:p text:style-name="P4">2.4. Hyperparameter tuning</text:p>
      <text:p text:style-name="P4">우리의 두 번째 향상은 3.3 절에서 설명 된 것 이외에, 그리드 검색을 통해 하이퍼 매개 변수 값을 조정하는 것으로 구성되었습니다.<text:line-break/>이것은 WikiQA 및 SemEval-2016 (Min, Seo, &amp; Hajishirzi, 2017)과 같은 여러 NLP 작업에 성공적으로 적용된 일반적인 방법입니다.<text:line-break/>우리가 미세 조정 한 하이퍼 패러미터는 최적화 기 (확률 적 경사 구배 (SGD) 또는 나담 중 하나 선택); 예비 교육 데이터 세트 (i2b2 2010 또는 i2b2 2012); SGD 학습 률 (0.04 또는 0.08); 배치 정규화 (유무에 관계없이); 훈련 가능한 단어 임베딩 (객관적인 작업에 훈련되거나 글로브 값에 고정 된 계층 'words_input'의 가중치) 및 학습 속도 감소 (일정 또는 일정 시간).</text:p>
      <text:p text:style-name="P4"/>
      <text:p text:style-name="P4">2.5. Combined pre-training</text:p>
      <text:p text:style-name="P4">개별 데이터 세트의 사전 교육 외에도 (2.3 절 참조), 결합 된 데이터 세트의 사전 교육은 대상 작업의 성능을 더욱 향상시킬 수 있습니다.<text:line-break/>예를 들어, 건강 정보학 연구는 CT (폐 CT) 스캔을 위해 여섯 개의 공개 된 데이터 세트를 사용하여 컨볼 루션 신경 네트워크를 사용하여 폐 패턴을 식별함으로써 목표 도메인에서 2 %의 성능 향상을 가져 왔습니다 (Christodoulidis, Anthimopoulos, Ebner, Christe, &amp; Mougiakakou, 2017).<text:line-break/>우리의 목표 작업이 사전 학습을 결합하여 이루어 졌는지 여부를 테스트하기 위해 이제 i2b2 2010과 2012의 학습을 결합했습니다.<text:line-break/>이는 두 가지 가능한 방향 중 하나에서 각 데이터 세트를 순차적으로 학습함으로써 달성됩니다. i2b2 2010에서 무작위로 초기화 된 모델을 먼저 교육 한 다음 i2b2 2012에서 계속 교육을 수행합니다. 또는 2010 년, 그리고 2012 년에 첫 번째 훈련.<text:line-break/>두 경우 모두 객관적인 과제를 훈련 할 때 두 번째 훈련에서 얻은 최종 가중치를 초기 값으로 사용했습니다.</text:p>
      <text:p text:style-name="P4"/>
      <text:p text:style-name="P4">2.6. Customized word embeddings</text:p>
      <text:p text:style-name="P4">이전에 (2.2 절, 2.3 절, 2.4 절 및 2.5 절) 우리는 입력 단어 (그림 1의 word_input)에 대해 Glove 삽입을 사용했지만 이러한 벡터 표현은 의료 용어에 대해 부정확 할 것으로 예상됩니다. 글로브.<text:line-break/>이 문제를 해결하기 위해 우리의 네 번째 개선점은 CRIS, MIMIC III 또는 BioNLP-2016에서 훈련 된 자체 단어 임베딩 개발이었습니다.<text:line-break/>CRIS와 MIMIC III 임베딩은 Facebook의 FastText (Bojanowski, Grave, Joulin, &amp; Mikolov, 2016, Joulin, Grave, Bojanowski, &amp; Mikolov, 2016) 알고리즘, 최소 단어 수 5, 초기 학습 속도 0.05 및 문맥 창 크기는 5입니다.<text:line-break/>BioNLP-2016은 공식 저장소 (Cambridge Language Technology Lab, 2018)에서 다운로드하여 추가 사전 처리없이 사용했습니다.</text:p>
      <text:p text:style-name="P4"/>
      <text:p text:style-name="P4">2.7. Optimizing OOV words</text:p>
      <text:p text:style-name="P4">데이터 조사에 따르면 대상 데이터 세트 (i2b2 2009)에는 어휘 밖 (OOV) 단어가 많이 포함되어있었습니다.<text:line-break/>이것은 퍼포먼스에 매우 해로운 영향을 미칠 수있는 퍼짐의 어휘에 포함되지 않은 단어입니다.<text:line-break/>우리의 경우, OOV 용어의 상당 부분은 "복용량 증가 : 일주일에 +20 mgs"와 같이 후행 주인공을 포함합니다.<text:line-break/>OOV를 줄이기 위해 마지막 개선 사항은 텍스트 전처리에 다음 두 단계를 추가했습니다.<text:line-break/><text:soft-page-break/>• 후행 ":", ";", "."및 "-"를 제거하십시오.<text:line-break/>• 인용문 삭제<text:line-break/>• 선행하는 "+"</text:p>
      <text:p text:style-name="P4"/>
      <text:p text:style-name="P4"/>
      <text:p text:style-name="P4">3. Results</text:p>
      <text:p text:style-name="P4">소개에서 설명한 바와 같이, 먼저 2009 년 i2b2 도전 과제의 공식 목표로 구성되었지만 10 개의 주석이 달린 무작위로 추출 된 배출 요약에 대해서만 학습을 허용하는 객관적 과제를 배우는 몇 번의 촬영을 정의했습니다.<text:line-break/>그 후, 우리는 최첨단 NER 아키텍처 중 하나를 구현하고이 기본 모델에 비해 5 가지 순차적 개선 효과를 평가했습니다.</text:p>
      <text:p text:style-name="P4"/>
      <text:p text:style-name="P4">3.1. Baseline model</text:p>
      <text:p text:style-name="P3"><text:span text:style-name="T2">베이스 라인 모델은 CoNLL-2003 및 OntoNotes 5.0 코퍼러리 (J. Chiu &amp; Nichols, 2016)에 대해 처음 제안 된 최첨단 NER 아키텍처를 기반으로합니다.<text:line-break/>방법들 (그림 1 참조)에서 설명한 바와 같이, 그것은 케이싱, 단어 및 문자 레벨 입력이있는 BLSTM과 하나의 컨볼 루션 및 드롭 아웃이있는 BLSTM으로 구성됩니다.<text:line-break/>레이어 'words_input'은 Wikipedia 2014 및 Gigaword (6B 토큰)에서 학습 된 GloVE 삽입으로 초기화됩니다.<text:line-break/>이러한 embedding은 초기화 후에 동결되며 backpropagation 중에는 더 이상 수정되지 않습니다.<text:line-break/>'char_input'과 'casing_input'의 삽입은 균일 분포 U (-0.5, 0.5)로 무작위로 초기화됩니다.<text:line-break/>다른 모든 매개 변수는 Keras (버전 2.2.0) 기본값에 따라 무작위로 초기화됩니다.<text:line-break/></text:span>그런 다음 데이터는 64 개의 배치로 나뉘며 모든 고정되지 않은 포함, 가중치 및 편향이 기본 Keras 매개 변수로 Nadam에 의해 교육됩니다.<text:line-break/>이 초기화 및 교육 방법을 사용한이 기본 아키텍처는 객관적인 작업에서 69.30 %의 F1 점수를 획득했습니다 (그림 2 참조).</text:p>
      <text:p text:style-name="P3"/>
      <text:p text:style-name="P4">3.2. Single pre-training</text:p>
      <text:p text:style-name="P3">단일 사전 훈련은 기본 모델을 통해 구현 된 첫 번째 개선 사항입니다.<text:line-break/>베이스 라인 모델이 모든 파라미터를 무작위로 초기화하는 동안 (레이어 'words_input'의 임베딩 제외), 단일 사전 학습은 다른 데이터 세트에서 사전 학습을 통해 부분 또는 전체 신경 네트워크를 초기화했습니다.<text:line-break/>CoNLL-2003 (+ 0.52 %)에서 사전 훈련 된 가중치보다 무작위로 초기화 된 가중치보다 i2b2 2010 (기본 F1 대비 평균 3.06 % 증가) 또는 2012 년 i2b2 (+ 1.58 %)에 대한 사전 교육을 통해 레이어를 초기화 할 수 있습니다. (69.3 %).<text:line-break/>또한 모든 레이어 초기화는 BLSTM (71.21 %) 만 초기화하거나 BLSTM 레이어 (70.65 %)를 초기화하는 것보다 낫습니다.<text:line-break/>모든 조합의 결과를 표 2에 나타내었다.<text:line-break/>모든 레이어를 사전 교육하고 i2b2 2010에서 기준선을 기준으로 + 4.52 %의 F1 점수로 최고의 성능을 달성 한 조합이었습니다.<text:line-break/>따라서 우리는이 개선을 후속 실험을위한 모델에 통합했습니다.<text:line-break/>Embedding 흥미롭게도, 의료 영역의 데이터 세트에 대한 사전 교육은 다른 방법보다 빠른 학습을 가능하게했습니다.<text:line-break/>2010 년과 2012 년의 i2b2 평균 평균 점수는 58.98 % 였지만 CoNLL-2003의 경우 50.2 % 였고 무작위 초기화의 경우 28.47 %였습니다 (그림 2 참조).</text:p>
      <text:p text:style-name="P3"/>
      <text:p text:style-name="P5">3.3. Hyperparameters</text:p>
      <text:p text:style-name="P5">하이퍼 파라미터 튜닝은 테스트 된 두 번째 개선이며, 단일 사전 교육을 통해 최고의 성능을 발휘하는 모델을 통해 구현되었습니다.<text:line-break/><text:soft-page-break/>평가 된 모든 하이퍼 매개 변수 중 가장 큰 영향을주는 것이 최적화 프로그램이었으며 Nadam은 평균 70.41 %, SGD는 50.56 %를 달성했습니다.<text:line-break/>두 번째로 중요한 하이퍼 매개 변수는 신경망 사전 교육에 사용되는 데이터로, 2010 년 i2b2 2010은 최대 + 2.34 %, i2b2 2012 최대 + 1.58 %를 달성했습니다.<text:line-break/>그림 3에서 볼 수 있듯이 다른 하이퍼 매개 변수 (일괄 정규화, 학습 가능 삽입, 학습 속도 및 학습 속도 감소)의 영향은 결정적이지 않았습니다.<text:line-break/>따라서 우리는 최적화 프로그램을 Nadam에 고정 시켰고 사전 교육을 위해 i2b2 2010을 사용하면서 다른 hyperparameter 변경을 거부했습니다.</text:p>
      <text:p text:style-name="P5"/>
      <text:p text:style-name="P5">3.4. Combined pre-training</text:p>
      <text:p text:style-name="P5">여러 데이터 세트와 동시에 사전 교육을 거친 세 번째 개선 사항은 미세 조정 된 하이퍼 매개 변수의 최상의 모델을 통해 구현되었습니다.<text:line-break/>그 결과, i2b2 2010과 별도의 사전 교육은 어느 방향 으로든 예비 교육을 결합하여 수행 한 결과보다 우수합니다.<text:line-break/>2010 년과 2012 년의 프리 트레이닝은 F1이 -1.85 %, 반대 방향이 -1.66 %로 나타났습니다.<text:line-break/>따라서 우리는 결합 된 사전 교육을 거부하고 후속 실험을 위해 i2b2 2010 만 계속 사용했습니다.</text:p>
      <text:p text:style-name="P5"/>
      <text:p text:style-name="P5">3.5. Customizing word embeddings</text:p>
      <text:p text:style-name="P5">사전 훈련을 통해 레이어 'words_input'의 삽입을 사용자 정의하는 것은 테스트 된 네 번째 개선이며 미세 조정 된 매개 변수의 최상의 모델을 통해 구현되었습니다 (결합 된 사전 학습은 거부되었습니다).<text:line-break/>모든 이전 모델은 공개적으로 사용할 수있는 값 (https://nlp.stanford.edu/projects/glove/)으로 고정 된 50 개의 차원으로 된 Glove 단어 임베딩을 사용했습니다.<text:line-break/>이들을 MIMIC III (50 차원 또는 200 차원의 단어 벡터)에서 훈련 된 삽입물로 대체하면 3.3 절의 최상의 결과와 관련하여 F1 점수 (200 차원)가 3.78 % 향상되었습니다. BioNLP-2016 (200 차원, 창 크기, 2 또는 30의 w) -7.4 %; 영국 CRIS (50 또는 200 차원) -2.16 %.<text:line-break/>완료를 위해, 세 가지 가능성 모두가 i2b2 2010 또는 i2b2 2012에서 나머지 네트워크를 사전 교육하는 동안 평가되었습니다 (각 조합의 결과는 표 3 참조). 가장 좋은 조합은 78.07 % (+ 3.78 %)의 F1 점수를 가진 i2b2 2010의 MIMIC III였습니다.<text:line-break/>흥미롭게도, MIMIC III는 객관적인 과제와 관련하여 OOV 용어가 가장 적은 데이터 집합이기도합니다 (표 4 참조).</text:p>
      <text:p text:style-name="P5"/>
      <text:p text:style-name="P5">3.6. Optimizing OOV words</text:p>
      <text:p text:style-name="P5">'words_input'레이어 삽입시 OOV 단어의 수를 줄이는 것이 테스트 된 다섯 번째이자 마지막 개선이었으며 가장 맞춤형 퍼가기를 사용하여 모델을 통해 구현되었습니다.<text:line-break/>OOV 단어의 수는 단어 embedding을 생성하는 데 사용 된 데이터 세트에 따라 다릅니다 (표 4 참조).<text:line-break/>섹션 3.7에 설명 된 추가 전처리 단계는 MIMO III에서 3 %, CRIS에서 7 %, Glove에서 11 %, BioNLP-2016에서 11 % 감소 된 OOV 단어를 감소시킵니다.<text:line-break/>결과는이 단계가 모든 경우에 F1 점수를 약간 향상시킬 수 있지만 결코 성능을 저하시키지 않는다는 것을 보여줍니다.<text:line-break/>사전 트레이닝 가중치에 i2b2 2010을 사용하면 MIMIC III 임베딩 및 추가 사전 처리 단계를 통해 F1 점수가 78.07 %에서 78.87 %로 향상됩니다.</text:p>
      <text:p text:style-name="P5"/>
      <text:p text:style-name="P5"/>
      <text:p text:style-name="P5">4. Discussion</text:p>
      <text:p text:style-name="P5">제한된 주석 샘플을 갖는 문제는 원샷 (Fei-Fei, Fergus, &amp; Perona, 2006, Vinyals, Blundell, Lillicrap, Kavukcuoglu, &amp; Wierstra, 2016) 및 제로 샷 학습 (Xian , Lampert, Schiele, &amp; Akata, 2017).<text:line-break/>그러나 우리가 아는 한,이 문제는 문제가 특히 과세하는 의학 텍스트에서는 다루어지지 않았습니다.<text:line-break/>즉, EHR의 의학 텍스트는 다른 코로나와 다르므로 임상 적으로 훈련받지 않은 독자는 기술 용어, 비표준 약자 및 <text:soft-page-break/>비공식적 인 속기의 광범위한 사용으로 인해 EHR 텍스트를 거의 이해할 수 없습니다.<text:line-break/>이러한 이유 때문에 다른 더 잘 주석이 있지만 비 의료용 (예 : 표준 장갑 삽입 또는 Wikipedia에서 훈련 된 언어 모델 사용)의 표준 이전 학습 방법은 좋지 않은 수행이 예상됩니다.<text:line-break/>따라서 우리는이 논문과 같은 공헌이 특히 중요하다고 생각합니다.</text:p>
      <text:p text:style-name="P5"/>
      <text:p text:style-name="P5">최종 모델 외에, 우리의 실험은이 도전에 적용 할 수있는 많은 관찰을합니다.<text:line-break/>기준 모델에 비해 첫 번째 개선 (3.2 절)에서 얻은 결과는 대상 도메인과 유사한 텍스트를 기반으로 사전 훈련 된 가중치가 성능을 크게 향상시키는 것을 의미합니다 (표 2 및 그림 2 참조).<text:line-break/>도메인 내에서보다 도메인 내에서 더 나은 전송 학습은 다른 곳에서도보고되었습니다. (Tan, Zhang, Pan, &amp; Yang, 2017).<text:line-break/>우리가 관찰 한 향상은 학습의 첫 번째 단계에서 특히 과감했으며 오랫동안 학습 한 후에 점근선의 양수 상수로 감소하는 경향이 있습니다 (그림 2 참조).<text:line-break/>두 번째 모델 개선 (3.3 절)은 BN (batch normalization) 및 TE (trainable word embedding)를 사용하는 것보다 옵티 마이저의 선택이 F1 점수에 더 큰 영향을 미친다는 것을 나타냅니다.<text:line-break/>BN과 TE는 결론적이지 않은 결과를 보여 주지만 Nadam 최적화 도구는 테스트 한 모든 상황에서 SGD를 능가합니다 (그림 3 참조).<text:line-break/>이는 NER 작업에 대한 다양한 하이퍼 매개 변수의 영향을 평가 한 최근 연구와 일치합니다.<text:line-break/>그들은 Nadam 최적화 도구가 가장 빠른 속도로 수렴하는 동안 가장 잘 수행함을 발견했습니다 (Reimers &amp; Gurevych, 2017).<text:line-break/>사전 교육 데이터와 세 번째 개선, 성능 저하 (3.4 절)를 결합했습니다.<text:line-break/> 이에 대한 가능한 설명은 두 가지입니다.<text:line-break/>첫째, 3.3 절의 개별 데이터 세트에서 하이퍼 매개 변수를 최적화했습니다.<text:line-break/>둘째, 모델이 첫 번째 데이터 집합에 대해 학습하고 두 번째 데이터 집합의 가중치를 조정하면 초기 값이 부적합하다는 것을 알게되고 나중에 가중치를 임의로 초기화하는 것보다 훨씬 더 많은 조정을해야합니다. 별도의 사전 훈련 된 가중치를 생성합니다.<text:line-break/>마지막으로 네 번째 개선 (3.5 절)의 결과는 객관적인 작업이 특히 성능을 향상시키는 동일한 도메인의 텍스트에 대한 사용자 지정 단어 포함을 제안합니다 (표 3 참조).<text:line-break/>이것은 부분적으로 도메인 특정 코사인에 대한 임베딩 교육으로 인한 OOV 단어가 적기 때문일 수 있습니다 (표 4 참조).<text:line-break/>최종 의견으로, 우리의 연구는 여전히 몇 가지 한계를 가지고 있으며, 앞으로의 연구는 이러한 문제를 해결해야합니다.<text:line-break/>첫째, 개선 단계가 순차적으로 적용되었으므로 다른 순서는 객관적인 작업의 성능을 더욱 향상시킬 수 있습니다.<text:line-break/>이 검색 공간 제한을 감안할 때이 연구에서 발견 된 결과는 보수적 인 것으로 간주 될 수 있습니다.<text:line-break/>마지막으로, 78.87 %의 F1 점수는 대형 주석 처리 된 코로나로 얻을 수있는 성능에 비해 여전히 상당히 낮습니다.</text:p>
      <text:p text:style-name="P5"/>
      <text:p text:style-name="P5"/>
      <text:p text:style-name="P5">Acknowledgements</text:p>
      <text:p text:style-name="P5">UK CRIS는 Dementias Platform UK 및 Oxford Health National Health Service (NHS) 재단의 NIHR Biomedical Research Centre를 포함하여 국립 보건 연구원 (NIHR)과 의학 연구위원회 (MRC)에서 지속적으로 자금을 지원 받고 있습니다. 트러스트와 옥스퍼드 대학교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18:40:17.724270790</meta:creation-date>
    <dc:date>2018-12-20T19:35:51.488833287</dc:date>
    <meta:editing-duration>PT18M2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7" meta:paragraph-count="47" meta:word-count="7524" meta:character-count="13725" meta:non-whitespace-character-count="10698"/>
  </office:meta>
</office:document-meta>
</file>